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877" officeooo:paragraph-rsid="00156877"/>
    </style:style>
    <style:style style:name="P2" style:family="paragraph" style:parent-style-name="Standard">
      <style:text-properties officeooo:rsid="0015c660" officeooo:paragraph-rsid="0015c660"/>
    </style:style>
    <style:style style:name="P3" style:family="paragraph" style:parent-style-name="Standard">
      <style:text-properties officeooo:rsid="0016f020" officeooo:paragraph-rsid="0016f020"/>
    </style:style>
    <style:style style:name="P4" style:family="paragraph" style:parent-style-name="Standard">
      <style:text-properties officeooo:rsid="0017d6a4" officeooo:paragraph-rsid="0017d6a4"/>
    </style:style>
    <style:style style:name="P5" style:family="paragraph" style:parent-style-name="Standard">
      <style:text-properties officeooo:rsid="0018a8a2" officeooo:paragraph-rsid="0018a8a2"/>
    </style:style>
    <style:style style:name="P6" style:family="paragraph" style:parent-style-name="Standard">
      <style:text-properties officeooo:rsid="001a7129" officeooo:paragraph-rsid="001a7129"/>
    </style:style>
    <style:style style:name="P7" style:family="paragraph" style:parent-style-name="Standard">
      <style:text-properties officeooo:rsid="001aee3c" officeooo:paragraph-rsid="001c0f4f"/>
    </style:style>
    <style:style style:name="P8" style:family="paragraph" style:parent-style-name="Standard">
      <style:text-properties officeooo:rsid="001c0f4f" officeooo:paragraph-rsid="001c0f4f"/>
    </style:style>
    <style:style style:name="P9" style:family="paragraph" style:parent-style-name="Standard">
      <style:text-properties officeooo:rsid="001dd289" officeooo:paragraph-rsid="001dd289"/>
    </style:style>
    <style:style style:name="P10" style:family="paragraph" style:parent-style-name="Standard">
      <style:text-properties officeooo:rsid="001e83c9" officeooo:paragraph-rsid="001e83c9"/>
    </style:style>
    <style:style style:name="P11" style:family="paragraph" style:parent-style-name="Standard">
      <style:text-properties officeooo:rsid="00230746" officeooo:paragraph-rsid="00230746"/>
    </style:style>
    <style:style style:name="P12" style:family="paragraph" style:parent-style-name="Standard">
      <style:text-properties officeooo:rsid="0023622d" officeooo:paragraph-rsid="0023622d"/>
    </style:style>
    <style:style style:name="P13" style:family="paragraph" style:parent-style-name="Standard">
      <style:text-properties officeooo:rsid="0026bf84" officeooo:paragraph-rsid="0026bf84"/>
    </style:style>
    <style:style style:name="P14" style:family="paragraph" style:parent-style-name="Standard">
      <style:text-properties officeooo:rsid="0027e920" officeooo:paragraph-rsid="0027e920"/>
    </style:style>
    <style:style style:name="P15" style:family="paragraph" style:parent-style-name="Standard">
      <style:text-properties officeooo:rsid="002a165f" officeooo:paragraph-rsid="002a165f"/>
    </style:style>
    <style:style style:name="P16" style:family="paragraph" style:parent-style-name="Standard">
      <style:text-properties officeooo:rsid="002af918" officeooo:paragraph-rsid="002af918"/>
    </style:style>
    <style:style style:name="P17" style:family="paragraph" style:parent-style-name="Standard">
      <style:text-properties officeooo:rsid="002b3c88" officeooo:paragraph-rsid="002b3c88"/>
    </style:style>
    <style:style style:name="P18" style:family="paragraph" style:parent-style-name="Standard">
      <style:text-properties officeooo:rsid="002b57ea" officeooo:paragraph-rsid="002b57ea"/>
    </style:style>
    <style:style style:name="P19" style:family="paragraph" style:parent-style-name="Standard">
      <style:text-properties officeooo:rsid="002c6e02" officeooo:paragraph-rsid="002c6e02"/>
    </style:style>
    <style:style style:name="P20" style:family="paragraph" style:parent-style-name="Standard">
      <style:text-properties officeooo:rsid="002df03a" officeooo:paragraph-rsid="002df03a"/>
    </style:style>
    <style:style style:name="P21" style:family="paragraph" style:parent-style-name="Standard">
      <style:text-properties officeooo:rsid="002f62ff" officeooo:paragraph-rsid="002f62ff"/>
    </style:style>
    <style:style style:name="P22" style:family="paragraph" style:parent-style-name="Standard">
      <style:text-properties officeooo:rsid="0030e901" officeooo:paragraph-rsid="0030e901"/>
    </style:style>
    <style:style style:name="P23" style:family="paragraph" style:parent-style-name="Standard">
      <style:text-properties officeooo:rsid="00316884" officeooo:paragraph-rsid="00316884"/>
    </style:style>
    <style:style style:name="T1" style:family="text">
      <style:text-properties officeooo:rsid="001aee3c"/>
    </style:style>
    <style:style style:name="T2" style:family="text">
      <style:text-properties officeooo:rsid="0021d1b9"/>
    </style:style>
    <style:style style:name="T3" style:family="text">
      <style:text-properties officeooo:rsid="0022de26"/>
    </style:style>
    <style:style style:name="T4" style:family="text">
      <style:text-properties officeooo:rsid="002d822d"/>
    </style:style>
    <style:style style:name="T5" style:family="text">
      <style:text-properties officeooo:rsid="002df0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thernmost </text:p>
      <text:p text:style-name="P2">Karoo Basin</text:p>
      <text:p text:style-name="P2">coal-bearing</text:p>
      <text:p text:style-name="P2">two-thirds</text:p>
      <text:p text:style-name="P2">well-studied</text:p>
      <text:p text:style-name="P3">well-documented</text:p>
      <text:p text:style-name="P4">high-volatile <text:span text:style-name="T3">(etc)</text:span></text:p>
      <text:p text:style-name="P4">coal mining</text:p>
      <text:p text:style-name="P4">multi-seam</text:p>
      <text:p text:style-name="P4">? Edit on p.4</text:p>
      <text:p text:style-name="P5">marketplace</text:p>
      <text:p text:style-name="P6">moderate-ash <text:span text:style-name="T1">(etc)</text:span></text:p>
      <text:p text:style-name="P7">low-grade (etc)</text:p>
      <text:p text:style-name="P10">medium-ranked, <text:span text:style-name="T2">medium-rank</text:span> (etc)</text:p>
      <text:p text:style-name="P8">Kwazulu-Natal</text:p>
      <text:p text:style-name="P8">phosphorus</text:p>
      <text:p text:style-name="P9">flat-lying</text:p>
      <text:p text:style-name="P10">coal-fired</text:p>
      <text:p text:style-name="P11">6.5m (no space)</text:p>
      <text:p text:style-name="P12">coke-making</text:p>
      <text:p text:style-name="P13">inter-relationship</text:p>
      <text:p text:style-name="P14">Southern Hemisphere</text:p>
      <text:p text:style-name="P15">non-standardised</text:p>
      <text:p text:style-name="P16">up-to-date</text:p>
      <text:p text:style-name="P17">structureless <text:span text:style-name="T4">(not structure[ -]less)</text:span></text:p>
      <text:p text:style-name="P18">homogeneous <text:span text:style-name="T5">(</text:span>not homogenous<text:span text:style-name="T5">)</text:span></text:p>
      <text:p text:style-name="P19">REMOVE leading dashes</text:p>
      <text:p text:style-name="P20">(an)isotropy (not isotrophy)</text:p>
      <text:p text:style-name="P21">deep-water</text:p>
      <text:p text:style-name="P22">RoVmr%</text:p>
      <text:p text:style-name="P23">Table formatting: n cols, but 1 row =&gt; misalignment of row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de Villiers</meta:initial-creator>
    <meta:creation-date>2017-09-21T17:15:31.343413308</meta:creation-date>
    <meta:editing-cycles>17</meta:editing-cycles>
    <meta:editing-duration>PT10H59M16S</meta:editing-duration>
    <dc:date>2017-09-28T15:19:29.828704805</dc:date>
    <dc:creator>Charles de Villiers</dc:creator>
    <meta:generator>LibreOffice/5.1.6.2$Linux_X86_64 LibreOffice_project/10m0$Build-2</meta:generator>
    <meta:document-statistic meta:table-count="0" meta:image-count="0" meta:object-count="0" meta:page-count="1" meta:paragraph-count="31" meta:word-count="63" meta:character-count="523" meta:non-whitespace-character-count="490"/>
  </office:meta>
</office:document-meta>
</file>